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2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>
            <text:p>TO/TB</text:p>
          </table:table-cell>
          <table:table-cell office:value-type="string">
            <text:p>Bardzo wysoka(50-75)</text:p>
          </table:table-cell>
          <table:table-cell office:value-type="string">
            <text:p>Wysoka(33-50)</text:p>
          </table:table-cell>
          <table:table-cell office:value-type="string">
            <text:p>Średnia(22-33)</text:p>
          </table:table-cell>
          <table:table-cell office:value-type="string">
            <text:p>Niska(15-22)</text:p>
          </table:table-cell>
          <table:table-cell office:value-type="string">
            <text:p>Bardzo niska(7-15)</text:p>
          </table:table-cell>
        </table:table-row>
        <table:table-row table:style-name="ro1">
          <table:table-cell office:value-type="string">
            <text:p>Bardzo wysoka (25+)</text:p>
          </table:table-cell>
          <table:table-cell table:number-columns-repeated="2" office:value-type="string">
            <text:p>Brak ogrzewania</text:p>
          </table:table-cell>
          <table:table-cell office:value-type="string">
            <text:p>Nieco ogrzewaj</text:p>
          </table:table-cell>
          <table:table-cell office:value-type="string">
            <text:p>Ogrzewaj</text:p>
          </table:table-cell>
          <table:table-cell office:value-type="string">
            <text:p>Bardzo ogrzewaj</text:p>
          </table:table-cell>
        </table:table-row>
        <table:table-row table:style-name="ro1">
          <table:table-cell office:value-type="string">
            <text:p>Wysoka(15-25)</text:p>
          </table:table-cell>
          <table:table-cell office:value-type="string">
            <text:p>Brak ogrzewania</text:p>
          </table:table-cell>
          <table:table-cell table:number-columns-repeated="2" office:value-type="string">
            <text:p>Nieco ogrzewaj</text:p>
          </table:table-cell>
          <table:table-cell office:value-type="string">
            <text:p>Ogrzewaj</text:p>
          </table:table-cell>
          <table:table-cell office:value-type="string">
            <text:p>Bardzo ogrzewaj</text:p>
          </table:table-cell>
        </table:table-row>
        <table:table-row table:style-name="ro1">
          <table:table-cell office:value-type="string">
            <text:p>Średnia(5-15)</text:p>
          </table:table-cell>
          <table:table-cell office:value-type="string">
            <text:p>Brak ogrzewania</text:p>
          </table:table-cell>
          <table:table-cell office:value-type="string">
            <text:p>Nieco ogrzewaj</text:p>
          </table:table-cell>
          <table:table-cell office:value-type="string">
            <text:p>Ogrzewaj</text:p>
          </table:table-cell>
          <table:table-cell table:number-columns-repeated="2" office:value-type="string">
            <text:p>Bardzo ogrzewaj</text:p>
          </table:table-cell>
        </table:table-row>
        <table:table-row table:style-name="ro1">
          <table:table-cell office:value-type="string">
            <text:p>Niska(-5-5)</text:p>
          </table:table-cell>
          <table:table-cell office:value-type="string">
            <text:p>Brak ogrzewania</text:p>
          </table:table-cell>
          <table:table-cell office:value-type="string">
            <text:p>Ogrzewaj</text:p>
          </table:table-cell>
          <table:table-cell table:number-columns-repeated="3" office:value-type="string">
            <text:p>Bardzo ogrzewaj</text:p>
          </table:table-cell>
        </table:table-row>
        <table:table-row table:style-name="ro1">
          <table:table-cell office:value-type="string">
            <text:p>Bardzo niska(-5-)</text:p>
          </table:table-cell>
          <table:table-cell office:value-type="string">
            <text:p>Brak ogrzewania</text:p>
          </table:table-cell>
          <table:table-cell office:value-type="string">
            <text:p>Ogrzewaj</text:p>
          </table:table-cell>
          <table:table-cell table:number-columns-repeated="3" office:value-type="string">
            <text:p>Bardzo ogrzewaj</text:p>
          </table:table-cell>
        </table:table-row>
      </table:table>
      <table:table table:name="Arkusz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4.11.2016</text:date>, <text:time>19:44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8:50:01.27</meta:creation-date>
    <dc:date>2016-11-14T19:44:35.78</dc:date>
    <meta:editing-duration>PT39M24S</meta:editing-duration>
    <meta:editing-cycles>1</meta:editing-cycles>
    <meta:document-statistic meta:table-count="3" meta:cell-count="36" meta:object-count="0"/>
    <meta:generator>OpenOffice/4.1.2$Win32 OpenOffice.org_project/412m3$Build-9782</meta:generator>
  </office:meta>
</office:document-meta>
</file>